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Simple EMA App Database Design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ootItem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root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Question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Q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QOrd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QDesc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QMax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QMi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Item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question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item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ype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T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nswer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trial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nsweredTim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rial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QTyp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QTim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AlarmList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00/00/00</text:date>, <text:time style:data-style-name="N2" text:time-value="21:45:34.34614188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7:43:58.211201200</meta:creation-date>
    <dc:date>2016-02-23T23:05:14.568132429</dc:date>
    <meta:editing-duration>PT6H11M47S</meta:editing-duration>
    <meta:editing-cycles>13</meta:editing-cycles>
    <meta:generator>LibreOffice/4.2.8.2$Linux_X86_64 LibreOffice_project/420m0$Build-2</meta:generator>
    <meta:document-statistic meta:table-count="1" meta:cell-count="82" meta:object-count="0"/>
  </office:meta>
</office:document-meta>
</file>